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  <table:table-row table:style-name="ro1"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  <table:table-cell office:value-type="string">
            <text:p>multi</text:p>
            <text:p>line</text:p>
            <text:p>cont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2-06T14:00:48</meta:creation-date>
    <dc:date>2013-02-06T14:06:01</dc:date>
    <dc:creator>Kohei Yoshida</dc:creator>
    <meta:editing-duration>P0D</meta:editing-duration>
    <meta:editing-cycles>1</meta:editing-cycles>
    <meta:document-statistic meta:table-count="1" meta:cell-count="10530" meta:object-count="0"/>
    <meta:generator>LibreOffice/4.1.0.0.alpha0$Linux_X86_64 LibreOffice_project/e7b1c7954e159197ad414e8aff7e7a04c30da29</meta:generator>
  </office:meta>
</office:document-meta>
</file>